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4">
      <style:paragraph-properties style:writing-mode="lr-tb"/>
    </style:style>
    <style:style style:name="P2" style:family="paragraph" style:parent-style-name="Preformatted_20_Text" style:list-style-name="L4">
      <style:paragraph-properties fo:margin-top="0cm" fo:margin-bottom="0.499cm" style:contextual-spacing="false" style:writing-mode="lr-tb"/>
    </style:style>
    <style:style style:name="P3" style:family="paragraph" style:parent-style-name="Preformatted_20_Text" style:list-style-name="L4">
      <style:text-properties style:font-name="Arial" fo:font-size="11pt" style:font-size-asian="11pt" style:font-size-complex="11pt"/>
    </style:style>
    <style:style style:name="P4" style:family="paragraph" style:parent-style-name="Standard">
      <style:paragraph-properties fo:text-align="center" style:justify-single-word="false"/>
      <style:text-properties officeooo:rsid="001eddc3" officeooo:paragraph-rsid="001eddc3"/>
    </style:style>
    <style:style style:name="P5" style:family="paragraph" style:parent-style-name="Standard">
      <style:paragraph-properties fo:text-align="center" style:justify-single-word="false"/>
      <style:text-properties style:font-name="Arial" fo:font-size="14pt" fo:font-weight="bold" officeooo:rsid="001eddc3" officeooo:paragraph-rsid="001eddc3" style:font-size-asian="14pt" style:font-weight-asian="bold" style:font-size-complex="14pt" style:font-weight-complex="bold"/>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paragraph-properties fo:text-align="start" style:justify-single-word="false"/>
      <style:text-properties officeooo:rsid="001eddc3" officeooo:paragraph-rsid="001eddc3"/>
    </style:style>
    <style:style style:name="P10" style:family="paragraph" style:parent-style-name="Text_20_body">
      <style:paragraph-properties fo:text-align="start" style:justify-single-word="false"/>
      <style:text-properties style:font-name="Arial" fo:font-size="11pt" officeooo:rsid="001eddc3" officeooo:paragraph-rsid="001eddc3" style:font-size-asian="11pt" style:font-size-complex="11pt"/>
    </style:style>
    <style:style style:name="P11" style:family="paragraph" style:parent-style-name="Text_20_body" style:list-style-name="L4">
      <style:paragraph-properties fo:margin-top="0cm" fo:margin-bottom="0cm" style:contextual-spacing="false"/>
      <style:text-properties style:font-name="Arial" fo:font-size="11pt" style:font-size-asian="11pt" style:font-size-complex="11pt"/>
    </style:style>
    <style:style style:name="P12" style:family="paragraph" style:parent-style-name="Text_20_body" style:list-style-name="L4">
      <style:text-properties style:font-name="Arial" fo:font-size="11pt" style:font-size-asian="11pt" style:font-size-complex="11pt"/>
    </style:style>
    <style:style style:name="P13" style:family="paragraph" style:parent-style-name="Text_20_body">
      <style:paragraph-properties fo:text-align="start" style:justify-single-word="false"/>
      <style:text-properties officeooo:paragraph-rsid="001eddc3"/>
    </style:style>
    <style:style style:name="T1" style:family="text">
      <style:text-properties officeooo:rsid="001eddc3"/>
    </style:style>
    <style:style style:name="T2" style:family="text">
      <style:text-properties style:font-name="Arial" fo:font-size="11pt" style:font-size-asian="11pt" style:font-size-complex="11pt"/>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EJOS DE ARCHIVOS XML CON PYTHON</text:p>
      <text:p text:style-name="P4"/>
      <text:p text:style-name="P10">XML (eXtensible Markup Language) es un lenguaje de marcado que define un conjunto de reglas para la codificación de documentos en un formato que es legible tanto para humanos como para máquinas. Se compone de:</text:p>
      <text:list text:style-name="L2">
        <text:list-item>
          <text:p text:style-name="P7"><text:span text:style-name="Strong_20_Emphasis"><text:span text:style-name="T2">Elementos</text:span></text:span><text:span text:style-name="T2">: Los elementos son las unidades básicas de XML, que comienzan con una etiqueta de apertura </text:span><text:span text:style-name="Source_20_Text"><text:span text:style-name="T2">&lt;tag&gt;</text:span></text:span><text:span text:style-name="T2"> y terminan con una etiqueta de cierre </text:span><text:span text:style-name="Source_20_Text"><text:span text:style-name="T2">&lt;/tag&gt;</text:span></text:span><text:span text:style-name="T2">.</text:span></text:p>
        </text:list-item>
        <text:list-item>
          <text:p text:style-name="P6"><text:span text:style-name="Strong_20_Emphasis"><text:span text:style-name="T2">Atributos</text:span></text:span><text:span text:style-name="T2">: Los elementos pueden tener atributos, que son pares clave-valor contenidos dentro de la etiqueta de apertura </text:span><text:span text:style-name="Source_20_Text"><text:span text:style-name="T2">&lt;tag atributo="valor"&gt;</text:span></text:span><text:span text:style-name="T2">.</text:span></text:p>
        </text:list-item>
      </text:list>
      <text:list text:style-name="L3">
        <text:list-item>
          <text:p text:style-name="P8"><text:span text:style-name="Strong_20_Emphasis"><text:span text:style-name="T2">Sintaxis y Estructura de XML</text:span></text:span></text:p>
        </text:list-item>
      </text:list>
      <text:list text:style-name="L4">
        <text:list-item>
          <text:p text:style-name="P11">Un documento XML debe tener un único elemento raíz que contenga todos los demás elementos.</text:p>
        </text:list-item>
        <text:list-item>
          <text:p text:style-name="P12">Ejemplo básico:xml</text:p>
          <text:p text:style-name="P3"/>
          <text:p text:style-name="P1"><text:span text:style-name="Source_20_Text"><text:span text:style-name="T2">&lt;libro&gt;</text:span></text:span></text:p>
          <text:p text:style-name="P1"><text:span text:style-name="Source_20_Text"><text:span text:style-name="T2"><text:s text:c="2"/>&lt;titulo&gt;Aprendiendo Python&lt;/titulo&gt;</text:span></text:span></text:p>
          <text:p text:style-name="P1"><text:span text:style-name="Source_20_Text"><text:span text:style-name="T2"><text:s text:c="2"/>&lt;autor&gt;Juan Perez&lt;/autor&gt;</text:span></text:span></text:p>
          <text:p text:style-name="P1"><text:span text:style-name="Source_20_Text"><text:span text:style-name="T2"><text:s text:c="2"/>&lt;precio&gt;29.99&lt;/precio&gt;</text:span></text:span></text:p>
          <text:p text:style-name="P2"><text:span text:style-name="Source_20_Text"><text:span text:style-name="T2">&lt;/libro&gt;</text:span></text:span></text:p>
        </text:list-item>
      </text:list>
      <text:p text:style-name="P13"><text:span text:style-name="Strong_20_Emphasis"><text:span text:style-name="T1">XML como Formato de Intercambio de Datos</text:span></text:span><text:span text:style-name="T1">: XML es un formato de datos ampliamente utilizado para intercambiar información entre diferentes sistemas, plataformas y aplicaciones. Su estructura jerárquica y legible lo hace ideal para representar datos complejos. Su </text:span><text:span text:style-name="Strong_20_Emphasis">Compatibilidad Universal</text:span>: La capacidad de manipular XML permite a los desarrolladores trabajar con datos provenientes de una amplia variedad de fuentes y sistemas, ya que muchos servicios web, APIs, y sistemas de bases de datos utilizan XML como formato de intercambio. </text:p>
      <text:p text:style-name="P13">Aunque JSON es muy popular hoy en día, XML sigue siendo utilizado en muchos servicios web, especialmente en aquellos que siguen el estándar SOAP (Simple Object Access Protocol). Manipular XML con Python es esencial para consumir y generar mensajes en estos servicios. </text:p>
      <text:p text:style-name="P13"/>
      <text:p text:style-name="P9">A continuación se muestra una p manejo de datos de un archivo xml , denominadao catalogo.xml que contiene un catalogo de productos , el cual se importa a una base de datos utilizando python .El xml a una base de datos <text:s/>se hace con el archivo importar_xml_a_db.py y se extraen de esa base de datos algunos registros filtrados por precio mínimo y máximo:</text:p>
      <text:p text:style-name="P9">Esto se hace con el archivo filtro_precio.py y este genera un catalogo_filtrado.xml </text:p>
      <text:p text:style-name="P13"><text:span text:style-name="T1">Para esto se utiliza SQLlite3 que viene en python y la librería de python </text:span>xml.etree.ElementTree</text:p>
      <text:p text:style-name="P9">El código básicamente consta de una variable para conectarse a la base de datos SQLlite3, un curso que permite luego ejecutar lenguaje SQL y una parte donde se parsea( lee y transforma en algo manipulable) el archivo xml con la librería importada, se guardan los cambios y se cierra la conexión. </text:p>
      <text:p text:style-name="P9">Otra parte importante es modificar el archivo catalogo.xml sea cambiando un nombre o agregando una etiqueta nueva.</text:p>
      <text:p text:style-name="P9"><text:soft-page-break/>Para esto se encuentra el archivo edita_pago.py para cambiar nombre de etiqueta pago y el resultado es un archivo catalogo_modificadp.xml.</text:p>
      <text:p text:style-name="P9">Para agregar un campo nuevo se crea el archivo agrega_costo_total.py y se exporta un archivo catalogo_con_costo_total.xml.</text:p>
      <text:p text:style-name="P9"/>
      <text:p text:style-name="P9"/>
      <text:p text:style-name="P9"/>
      <text:p text:style-name="P9"/>
      <text:p text:style-name="P9"/>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0T13:30:01.102000000</meta:creation-date>
    <dc:date>2024-08-30T15:03:05.493000000</dc:date>
    <meta:editing-duration>PT1H33M6S</meta:editing-duration>
    <meta:editing-cycles>1</meta:editing-cycles>
    <meta:document-statistic meta:table-count="0" meta:image-count="0" meta:object-count="0" meta:page-count="2" meta:paragraph-count="22" meta:word-count="439" meta:character-count="2789" meta:non-whitespace-character-count="2371"/>
    <meta:generator>LibreOffice/7.5.3.2$Windows_X86_64 LibreOffice_project/9f56dff12ba03b9acd7730a5a481eea045e468f3</meta:generator>
  </office:meta>
</office:document-meta>
</file>